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17b0dd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1a69fb" style:font-size-asian="6pt" style:font-weight-asian="normal" style:font-size-complex="6pt" style:font-weight-complex="normal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69fb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officeooo:rsid="001a69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Minivan Dvorak keymap</text:h>
      <text:p text:style-name="P8"><text:span text:style-name="T5">_LTR</text:span><text:span text:style-name="T4"> (LeTteRs, standard Dvorak) <text:s/></text:span><text:s text:c="3"/></text:p>
      <text:p text:style-name="P1"><text:s text:c="5"/>Esc <text:s text:c="5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3"/>Bksp </text:p>
      <text:p text:style-name="P1"><text:s text:c="5"/>Tab+LCtl aA <text:s text:c="3"/>oO <text:s text:c="3"/>eE <text:s text:c="3"/>uU <text:s text:c="3"/>iI <text:s text:c="3"/><text:span text:style-name="T1">|</text:span> dD <text:s text:c="3"/>hH <text:s text:c="3"/>tT <text:s text:c="3"/>nN <text:s text:c="3"/>sS <text:s text:c="5"/>-_</text:p>
      <text:p text:style-name="P1"><text:s text:c="5"/>LSht <text:s text:c="4"/>;: <text:s text:c="3"/>qQ <text:s text:c="3"/>jJ <text:s text:c="3"/>kK <text:s text:c="3"/>xX <text:s text:c="3"/><text:span text:style-name="T1">|</text:span> bB <text:s text:c="3"/>mM <text:s text:c="3"/>wW <text:s text:c="3"/>vV <text:s text:c="3"/>zZ <text:s text:c="3"/>RSht</text:p>
      <text:p text:style-name="P5"><text:s text:c="5"/>-------------------------------------------------------------------</text:p>
      <text:p text:style-name="P1"><text:s text:c="5"/>Left+LAlt Del+_ACC _NSY <text:s/>Enter+_MOV<text:span text:style-name="T1">|</text:span> Space _NSY _FUN <text:s text:c="3"/>Right+_DRA</text:p>
      <text:p text:style-name="Preformatted_20_Text"/>
      <text:p text:style-name="P6"><text:span text:style-name="T2">_NSY</text:span> (Numbers and SYmbols)</text:p>
      <text:p text:style-name="Preformatted_20_Text"><text:s text:c="4"/><text:span text:style-name="T2"><text:s/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<text:s text:c="5"/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<text:s text:c="5"/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<text:s text:c="5"/>-------------------------------------------------------</text:p>
      <text:p text:style-name="P1"><text:s text:c="5"/>Left+LAlt Del <text:s text:c="2"/>___ <text:s text:c="2"/>Ent <text:s/><text:span text:style-name="T1">|</text:span> . <text:s text:c="2"/>___ <text:s text:c="2"/>, <text:s text:c="4"/>Right+RAlt</text:p>
      <text:p text:style-name="Preformatted_20_Text"/>
      <text:p text:style-name="P8"><text:span text:style-name="T5">_FUN</text:span><text:span text:style-name="T4"> (F-keys, Layer access, Set BASE key direction)</text:span></text:p>
      <text:p text:style-name="P3"><text:s text:c="5"/>BASE: NUMS: _FUN <text:s/>_MOV <text:s/>_RAR <text:s/>_REV <text:s/><text:span text:style-name="T1">|</text:span> ACCE: DRAW: xxx <text:s text:c="2"/>xxx <text:s text:c="2"/>xxx <text:s/>!<text:span text:style-name="T6">Descr</text:span></text:p>
      <text:p text:style-name="P3"><text:s text:c="5"/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<text:s text:c="5"/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<text:s text:c="5"/>--------------------------------------------------------</text:p>
      <text:p text:style-name="P3"><text:s text:c="5"/>LAlt <text:s/>LCtl&amp; <text:s text:c="2"/>LCtl&amp; <text:s text:c="2"/>LSft&amp; <text:span text:style-name="T1">|</text:span> +LCtl&amp;LSft <text:span text:style-name="T6">xxx</text:span> BASE <text:s text:c="2"/>RAlt</text:p>
      <text:p text:style-name="P3"><text:s text:c="11"/>LSft <text:s text:c="3"/>LAlt <text:s text:c="3"/>LAlt <text:s/><text:span text:style-name="T1">|</text:span> &amp;LAlt <text:s text:c="10"/></text:p>
      <text:p text:style-name="P3"><text:s text:c="11"/>+xxx <text:s text:c="3"/>+xxx <text:s text:c="3"/>+xxx <text:s/><text:span text:style-name="T1">|</text:span> +xxx <text:s text:c="2"/></text:p>
      <text:p text:style-name="Preformatted_20_Text"/>
      <text:p text:style-name="P6"><text:span text:style-name="T2">_MOV</text:span> (MOVement, mouse movement on left hand)</text:p>
      <text:p text:style-name="Preformatted_20_Text"><text:s text:c="5"/><text:span text:style-name="T2">BASE <text:s text:c="5"/>WLft <text:s/>WDn <text:s text:c="2"/>WUp <text:s text:c="2"/>WRht <text:s/>xxx <text:s text:c="2"/></text:span><text:span text:style-name="T1">|</text:span><text:span text:style-name="T2"> Btn3 <text:s/>PgUp <text:s/>Home <text:s/>End <text:s text:c="2"/>PgDn <text:s/>Bksp</text:span></text:p>
      <text:p text:style-name="P1"><text:s text:c="5"/>Tab+LCtl <text:s/>MLft <text:s/>MDn <text:s text:c="2"/>MUp <text:s text:c="2"/>MRht <text:s/>Btn1 <text:s/><text:span text:style-name="T1">|</text:span> Btn1 <text:s/>Left <text:s/>Up <text:s text:c="3"/>Down <text:s/>Right RCtl</text:p>
      <text:p text:style-name="P1"><text:s text:c="5"/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<text:s text:c="5"/>--------------------------------------------------------</text:p>
      <text:p text:style-name="Preformatted_20_Text"><text:s text:c="4"/><text:span text:style-name="T2"><text:s/>Left+LAlt Del <text:s text:c="2"/>Ent <text:s text:c="2"/>___ </text:span><text:span text:style-name="T1">|</text:span><text:span text:style-name="T2"> PgUp <text:s/>PgDn <text:s/>xxx <text:s text:c="2"/>Right+RAlt</text:span></text:p>
      <text:p text:style-name="Preformatted_20_Text"/>
      <text:p text:style-name="P6"><text:span text:style-name="T2">_RAR</text:span> (RARely used keys) (Only through _FUN layer)</text:p>
      <text:p text:style-name="P1"><text:s text:c="5"/>BASE <text:s/>P <text:s text:c="4"/>Power Wake <text:s/>Sleep xxx <text:s text:c="2"/><text:span text:style-name="T1">|</text:span> xxx <text:s text:c="2"/>Play <text:s/>Next <text:s/>Prev <text:s/>Stop <text:s/>NumL</text:p>
      <text:p text:style-name="P1"><text:s text:c="5"/><text:span text:style-name="T6">xxx</text:span> <text:s text:c="2"/>xxx <text:s text:c="2"/>xxx <text:s text:c="2"/>Pause ScrLk PrtSc <text:span text:style-name="T1">|</text:span> xxx <text:s text:c="2"/>xxx <text:s text:c="2"/>Vol+ <text:s/>Vol- <text:s/>Mute <text:s/>CapL</text:p>
      <text:p text:style-name="P1"><text:s text:c="5"/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<text:s text:c="5"/>----------------------------------------------</text:p>
      <text:p text:style-name="Preformatted_20_Text"><text:s text:c="5"/><text:span text:style-name="T2">xxx <text:s text:c="2"/>xxx <text:s text:c="2"/>xxx <text:s text:c="2"/>xxx <text:s/></text:span><text:span text:style-name="T1">|</text:span><text:span text:style-name="T2"> xxx <text:s text:c="2"/>xxx <text:s text:c="2"/>xxx <text:s text:c="2"/>App</text:span></text:p>
      <text:p text:style-name="P2"/>
      <text:p text:style-name="P7"><text:span text:style-name="T2">_REV</text:span> (REVerse hands) (Only through _FUN layer)</text:p>
      <text:p text:style-name="Preformatted_20_Text"><text:s text:c="5"/><text:span text:style-name="T2">BASE <text:s text:c="4"/>PgDn <text:s/>End <text:s text:c="2"/>Home <text:s/>PgUp <text:s/>xxx <text:s text:c="2"/></text:span><text:span text:style-name="T1">|</text:span><text:span text:style-name="T2"> xxx <text:s text:c="2"/>xxx <text:s text:c="2"/>xxx <text:s text:c="2"/>xxx <text:s text:c="2"/>xxx <text:s text:c="2"/>Bspc</text:span></text:p>
      <text:p text:style-name="P1"><text:s text:c="5"/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<text:s text:c="5"/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<text:s text:c="5"/>-----------------------------------------------------------</text:p>
      <text:p text:style-name="Preformatted_20_Text"><text:s text:c="5"/><text:span text:style-name="T2">Left+LAlt Del <text:s text:c="2"/>PgDn <text:s text:c="4"/>PgUp </text:span><text:span text:style-name="T1">|</text:span><text:span text:style-name="T2"> . <text:s text:c="3"/>xxx <text:s text:c="2"/>, <text:s text:c="4"/>Right+</text:span><text:span text:style-name="T3">R</text:span><text:span text:style-name="T2">Alt</text:span></text:p>
      <text:p text:style-name="P1"/>
      <text:p text:style-name="P6"><text:span text:style-name="T2">_ACC</text:span> (ACCented characters, see _RAR layer for input modes)</text:p>
      <text:p text:style-name="P1"><text:s text:c="5"/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 </text:p>
      <text:p text:style-name="P1"><text:s text:c="5"/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<text:s text:c="5"/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<text:s text:c="5"/>--------------------------------------------------</text:p>
      <text:p text:style-name="Preformatted_20_Text"><text:s text:c="2"/><text:span text:style-name="T2"><text:s text:c="3"/>LAlt+Left ___ <text:s text:c="2"/>LGUI <text:s/>Ent <text:s/></text:span><text:span text:style-name="T1">|</text:span><text:span text:style-name="T2"> Spc <text:s text:c="2"/>RGUI <text:s/>xxx <text:s text:c="2"/>___</text:span></text:p>
      <text:p text:style-name="Preformatted_20_Text"/>
      <text:p text:style-name="P6"><text:span text:style-name="T2">_DRA</text:span> (DRAwings, whatever else)</text:p>
      <text:p text:style-name="P4"><text:s text:c="5"/>BASE <text:s/>„“ <text:s text:c="3"/>⁽₍ <text:s text:c="3"/>⁾₎ <text:s text:c="3"/>” <text:s text:c="4"/>❦♥ <text:s text:c="3"/><text:span text:style-name="T1">|</text:span> ƒƑ <text:s text:c="3"/>🙂😃 <text:s text:c="3"/>👍 <text:s text:c="4"/>👎 <text:s text:c="3"/>⍨🙁 <text:s text:c="4"/>Bspc</text:p>
      <text:p text:style-name="P1"><text:s text:c="5"/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<text:s text:c="5"/>LSft 「 <text:s text:c="4"/>」 <text:s text:c="4"/>°〇 <text:s text:c="2"/>•§ <text:s text:c="3"/>±· <text:s text:c="3"/><text:span text:style-name="T1">|</text:span> ⮘⮙ <text:s text:c="3"/>⮚⮛ <text:s text:c="3"/>¿¡ <text:s text:c="3"/>《 <text:s text:c="4"/>》 <text:s text:c="3"/>RSft</text:p>
      <text:p text:style-name="Preformatted_20_Text"><text:s text:c="5"/>--------------------------------------------------</text:p>
      <text:p text:style-name="Preformatted_20_Text"><text:s text:c="5"/><text:span text:style-name="T2">LAlt+Left xxx <text:s text:c="2"/>xxx <text:s text:c="2"/>Ent <text:s/></text:span><text:span text:style-name="T1">|</text:span><text:span text:style-name="T2"> Spc <text:s text:c="2"/>xxx <text:s text:c="2"/>xxx <text:s text:c="2"/>___</text:span></text:p>
      <text:p text:style-name="P10">User reference (not all Unicode characters</text:p>
      <text:p text:style-name="P10"><text:s/>might be supported by this editor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18:27:42.699418284</dc:date>
    <meta:editing-duration>PT32M9S</meta:editing-duration>
    <meta:editing-cycles>8</meta:editing-cycles>
    <meta:generator>LibreOffice/6.1.5.2$Linux_X86_64 LibreOffice_project/10$Build-2</meta:generator>
    <meta:print-date>2019-12-03T18:26:03.858986523</meta:print-date>
    <meta:document-statistic meta:table-count="0" meta:image-count="0" meta:object-count="0" meta:page-count="1" meta:paragraph-count="53" meta:word-count="478" meta:character-count="3379" meta:non-whitespace-character-count="2003"/>
  </office:meta>
</office:document-meta>
</file>